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062cm" style:rel-column-width="4095*"/>
    </style:style>
    <style:style style:name="Tabla3.P" style:family="table-column">
      <style:table-column-properties style:column-width="1.065cm" style:rel-column-width="411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P1" style:family="table-cell">
      <style:table-cell-properties fo:padding="0.097cm" fo:border="0.002cm solid #000000"/>
    </style:style>
    <style:style style:name="Tab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3.P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3.P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4" style:family="table-cell">
      <style:table-cell-properties fo:background-color="#ff00cc" fo:padding="0.097cm" fo:border-left="0.002cm solid #000000" fo:border-right="none" fo:border-top="none" fo:border-bottom="0.002cm solid #000000">
        <style:background-image/>
      </style:table-cell-properties>
    </style:style>
    <style:style style:name="Tabla3.G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3.P4" style:family="table-cell">
      <style:table-cell-properties fo:background-color="#ff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3399ff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66ff0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color="#ff0000"/>
    </style:style>
    <style:style style:name="P8" style:family="paragraph" style:parent-style-name="Table_20_Contents">
      <style:paragraph-properties fo:text-align="center" style:justify-single-word="false"/>
      <style:text-properties fo:color="#ff3333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color="#ff3333"/>
    </style:style>
    <style:style style:name="P11" style:family="paragraph" style:parent-style-name="Table_20_Contents">
      <style:paragraph-properties fo:text-align="center" style:justify-single-word="false"/>
      <style:text-properties fo:font-size="7pt" style:text-underline-style="none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T1" style:family="text">
      <style:text-properties style:text-position="sub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66ff00"/>
    </style:style>
    <style:style style:name="T4" style:family="text">
      <style:text-properties fo:color="#66ff00" style:text-position="sub 58%"/>
    </style:style>
    <style:style style:name="T5" style:family="text">
      <style:text-properties fo:color="#00ccff"/>
    </style:style>
    <style:style style:name="T6" style:family="text">
      <style:text-properties fo:color="#00ccff" style:text-position="sub 58%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<text:span text:style-name="T5">a</text:span><text:span text:style-name="T6">11</text:span><text:span text:style-name="T5">·b</text:span><text:span text:style-name="T6">11</text:span> + <text:span text:style-name="T5">a</text:span><text:span text:style-name="T6">12</text:span><text:span text:style-name="T5">·b</text:span><text:span text:style-name="T6">21</text:span> + <text:span text:style-name="T3">a</text:span><text:span text:style-name="T4">13</text:span>·<text:span text:style-name="T3">b</text:span><text:span text:style-name="T4">31</text:span></text:p>
          </table:table-cell>
          <table:table-cell table:style-name="Tabla1.A1" office:value-type="string">
            <text:p text:style-name="P4"><text:span text:style-name="T5">a</text:span><text:span text:style-name="T6">11</text:span><text:span text:style-name="T5">·b</text:span><text:span text:style-name="T6">12</text:span> + <text:span text:style-name="T3">a</text:span><text:span text:style-name="T4">12</text:span><text:span text:style-name="T7">·</text:span><text:span text:style-name="T3">b</text:span><text:span text:style-name="T4">22</text:span> + <text:span text:style-name="T3">a</text:span><text:span text:style-name="T4">13</text:span>·<text:span text:style-name="T3">b</text:span><text:span text:style-name="T4">32</text:span></text:p>
          </table:table-cell>
          <table:table-cell table:style-name="Tabla1.C1" office:value-type="string">
            <text:p text:style-name="P4"><text:span text:style-name="T5">a</text:span><text:span text:style-name="T6">11</text:span><text:span text:style-name="T5">·b</text:span><text:span text:style-name="T6">13</text:span> + <text:span text:style-name="T3">a</text:span><text:span text:style-name="T4">12</text:span>·<text:span text:style-name="T3">b</text:span><text:span text:style-name="T4">23</text:span> + <text:span text:style-name="T3">a</text:span><text:span text:style-name="T4">13</text:span>·<text:span text:style-name="T3">b</text:span><text:span text:style-name="T4">33</text:span></text:p>
          </table:table-cell>
        </table:table-row>
        <table:table-row>
          <table:table-cell table:style-name="Tabla1.A2" office:value-type="string">
            <text:p text:style-name="P4"><text:span text:style-name="T5">a</text:span><text:span text:style-name="T6">21</text:span><text:span text:style-name="T5">·b</text:span><text:span text:style-name="T6">11</text:span> + <text:span text:style-name="T3">a</text:span><text:span text:style-name="T4">22</text:span>·<text:span text:style-name="T3">b</text:span><text:span text:style-name="T4">21</text:span> + <text:span text:style-name="T3">a</text:span><text:span text:style-name="T4">23</text:span>·<text:span text:style-name="T3">b</text:span><text:span text:style-name="T4">31</text:span></text:p>
          </table:table-cell>
          <table:table-cell table:style-name="Tabla1.A2" office:value-type="string">
            <text:p text:style-name="P4"><text:span text:style-name="T5">a</text:span><text:span text:style-name="T6">21</text:span><text:span text:style-name="T5">·b</text:span><text:span text:style-name="T6">12</text:span> + <text:span text:style-name="T3">a</text:span><text:span text:style-name="T4">22</text:span>·<text:span text:style-name="T3">b</text:span><text:span text:style-name="T4">22</text:span> + <text:span text:style-name="T3">a</text:span><text:span text:style-name="T4">23</text:span>·<text:span text:style-name="T3">b</text:span><text:span text:style-name="T4">32</text:span></text:p>
          </table:table-cell>
          <table:table-cell table:style-name="Tabla1.C2" office:value-type="string">
            <text:p text:style-name="P4"><text:span text:style-name="T5">a</text:span><text:span text:style-name="T6">21</text:span><text:span text:style-name="T5">·b</text:span><text:span text:style-name="T6">13</text:span> + <text:span text:style-name="T3">a</text:span><text:span text:style-name="T4">22</text:span>·<text:span text:style-name="T3">b</text:span><text:span text:style-name="T4">23</text:span> + <text:span text:style-name="T3">a</text:span><text:span text:style-name="T4">23</text:span>·<text:span text:style-name="T3">b</text:span><text:span text:style-name="T4">33</text:span></text:p>
          </table:table-cell>
        </table:table-row>
        <table:table-row>
          <table:table-cell table:style-name="Tabla1.A2" office:value-type="string">
            <text:p text:style-name="P4"><text:span text:style-name="T5">a</text:span><text:span text:style-name="T6">31</text:span><text:span text:style-name="T5">·b</text:span><text:span text:style-name="T6">11</text:span> + <text:span text:style-name="T3">a</text:span><text:span text:style-name="T4">32</text:span>·<text:span text:style-name="T3">b</text:span><text:span text:style-name="T4">21</text:span> + <text:span text:style-name="T3">a</text:span><text:span text:style-name="T4">33</text:span>·<text:span text:style-name="T3">b</text:span><text:span text:style-name="T4">31</text:span></text:p>
          </table:table-cell>
          <table:table-cell table:style-name="Tabla1.A2" office:value-type="string">
            <text:p text:style-name="P4"><text:span text:style-name="T3">a</text:span><text:span text:style-name="T4">31</text:span><text:span text:style-name="T3">·b</text:span><text:span text:style-name="T4">12</text:span> + <text:span text:style-name="T3">a</text:span><text:span text:style-name="T4">32</text:span>·<text:span text:style-name="T3">b</text:span><text:span text:style-name="T4">22</text:span> + <text:span text:style-name="T3">a</text:span><text:span text:style-name="T4">33</text:span>·<text:span text:style-name="T3">b</text:span><text:span text:style-name="T4">32</text:span></text:p>
          </table:table-cell>
          <table:table-cell table:style-name="Tabla1.C2" office:value-type="string">
            <text:p text:style-name="P4"><text:span text:style-name="T3">a</text:span><text:span text:style-name="T4">31</text:span>·<text:span text:style-name="T3">b</text:span><text:span text:style-name="T4">13</text:span> + <text:span text:style-name="T3">a</text:span><text:span text:style-name="T4">32</text:span>·<text:span text:style-name="T3">b</text:span><text:span text:style-name="T4">23</text:span> + <text:span text:style-name="T3">a</text:span><text:span text:style-name="T4">33</text:span>·<text:span text:style-name="T3">b</text:span><text:span text:style-name="T4">33</text:span>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a<text:span text:style-name="T1">11 </text:span>+ b<text:span text:style-name="T1">11</text:span></text:p>
          </table:table-cell>
          <table:table-cell table:style-name="Tabla2.A1" office:value-type="string">
            <text:p text:style-name="P8">a<text:span text:style-name="T1">12 </text:span>+ b<text:span text:style-name="T1">12</text:span></text:p>
          </table:table-cell>
          <table:table-cell table:style-name="Tabla2.C1" office:value-type="string">
            <text:p text:style-name="P8">a<text:span text:style-name="T1">13</text:span><text:span text:style-name="T1"> </text:span>+ b<text:span text:style-name="T1">13</text:span></text:p>
          </table:table-cell>
        </table:table-row>
        <table:table-row>
          <table:table-cell table:style-name="Tabla2.A2" office:value-type="string">
            <text:p text:style-name="P8">a<text:span text:style-name="T1">21</text:span><text:span text:style-name="T1"> </text:span>+ b<text:span text:style-name="T1">21</text:span></text:p>
          </table:table-cell>
          <table:table-cell table:style-name="Tabla2.A2" office:value-type="string">
            <text:p text:style-name="P8">a<text:span text:style-name="T1">22</text:span><text:span text:style-name="T1"> </text:span>+ b<text:span text:style-name="T1">22</text:span></text:p>
          </table:table-cell>
          <table:table-cell table:style-name="Tabla2.C2" office:value-type="string">
            <text:p text:style-name="P8">a<text:span text:style-name="T1">23</text:span><text:span text:style-name="T1"> </text:span>+ b<text:span text:style-name="T1">23</text:span></text:p>
          </table:table-cell>
        </table:table-row>
        <table:table-row>
          <table:table-cell table:style-name="Tabla2.A2" office:value-type="string">
            <text:p text:style-name="P8">a<text:span text:style-name="T1">31</text:span><text:span text:style-name="T1"> </text:span>+ b<text:span text:style-name="T1">31</text:span></text:p>
          </table:table-cell>
          <table:table-cell table:style-name="Tabla2.A2" office:value-type="string">
            <text:p text:style-name="P8">a<text:span text:style-name="T1">32</text:span><text:span text:style-name="T1"> </text:span>+ b<text:span text:style-name="T1">32</text:span></text:p>
          </table:table-cell>
          <table:table-cell table:style-name="Tabla2.C2" office:value-type="string">
            <text:p text:style-name="P8">a<text:span text:style-name="T1">33</text:span><text:span text:style-name="T1"> </text:span>+ b<text:span text:style-name="T1">33</text:span></text:p>
          </table:table-cell>
        </table:table-row>
      </table:table>
      <text:p text:style-name="Standard"/>
      <text:p text:style-name="P2">Stored in memory</text:p>
      <text:p text:style-name="P1">Calculated but not stored</text:p>
      <text:p text:style-name="P3">Available in reg</text:p>
      <text:p text:style-name="Standard"/>
      <table:table table:name="Tabla3" table:style-name="Tabla3">
        <table:table-column table:style-name="Tabla3.A" table:number-columns-repeated="15"/>
        <table:table-column table:style-name="Tabla3.P"/>
        <table:table-row>
          <table:table-cell table:style-name="Tabla3.A1" office:value-type="string">
            <text:p text:style-name="P5">F0</text:p>
          </table:table-cell>
          <table:table-cell table:style-name="Tabla3.A1" office:value-type="string">
            <text:p text:style-name="P5">F1</text:p>
          </table:table-cell>
          <table:table-cell table:style-name="Tabla3.A1" office:value-type="string">
            <text:p text:style-name="P5">F2</text:p>
          </table:table-cell>
          <table:table-cell table:style-name="Tabla3.A1" office:value-type="string">
            <text:p text:style-name="P5">F3</text:p>
          </table:table-cell>
          <table:table-cell table:style-name="Tabla3.A1" office:value-type="string">
            <text:p text:style-name="P5">F4</text:p>
          </table:table-cell>
          <table:table-cell table:style-name="Tabla3.A1" office:value-type="string">
            <text:p text:style-name="P5">F5</text:p>
          </table:table-cell>
          <table:table-cell table:style-name="Tabla3.A1" office:value-type="string">
            <text:p text:style-name="P5">F6</text:p>
          </table:table-cell>
          <table:table-cell table:style-name="Tabla3.A1" office:value-type="string">
            <text:p text:style-name="P5">F7</text:p>
          </table:table-cell>
          <table:table-cell table:style-name="Tabla3.A1" office:value-type="string">
            <text:p text:style-name="P5">F8</text:p>
          </table:table-cell>
          <table:table-cell table:style-name="Tabla3.A1" office:value-type="string">
            <text:p text:style-name="P5">F9</text:p>
          </table:table-cell>
          <table:table-cell table:style-name="Tabla3.A1" office:value-type="string">
            <text:p text:style-name="P5">F10</text:p>
          </table:table-cell>
          <table:table-cell table:style-name="Tabla3.A1" office:value-type="string">
            <text:p text:style-name="P5">F11</text:p>
          </table:table-cell>
          <table:table-cell table:style-name="Tabla3.A1" office:value-type="string">
            <text:p text:style-name="P5">F12</text:p>
          </table:table-cell>
          <table:table-cell table:style-name="Tabla3.A1" office:value-type="string">
            <text:p text:style-name="P5">F13</text:p>
          </table:table-cell>
          <table:table-cell table:style-name="Tabla3.A1" office:value-type="string">
            <text:p text:style-name="P5">F14</text:p>
          </table:table-cell>
          <table:table-cell table:style-name="Tabla3.P1" office:value-type="string">
            <text:p text:style-name="P5">F15</text:p>
          </table:table-cell>
        </table:table-row>
        <table:table-row>
          <table:table-cell table:style-name="Tabla3.A2" office:value-type="string">
            <text:p text:style-name="P6">a11·b11</text:p>
          </table:table-cell>
          <table:table-cell table:style-name="Tabla3.A2" office:value-type="string">
            <text:p text:style-name="P6">a11·b12</text:p>
          </table:table-cell>
          <table:table-cell table:style-name="Tabla3.A2" office:value-type="string">
            <text:p text:style-name="P6">a11·b13</text:p>
          </table:table-cell>
          <table:table-cell table:style-name="Tabla3.A2" office:value-type="string">
            <text:p text:style-name="P6">a21·b11</text:p>
          </table:table-cell>
          <table:table-cell table:style-name="Tabla3.A2" office:value-type="string">
            <text:p text:style-name="P6">a21·b12</text:p>
          </table:table-cell>
          <table:table-cell table:style-name="Tabla3.A2" office:value-type="string">
            <text:p text:style-name="P6">a21·b13</text:p>
          </table:table-cell>
          <table:table-cell table:style-name="Tabla3.A2" office:value-type="string">
            <text:p text:style-name="P6">a31·b11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6">a12·b21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P2" office:value-type="string">
            <text:p text:style-name="P6">b33</text:p>
          </table:table-cell>
        </table:table-row>
        <table:table-row>
          <table:table-cell table:style-name="Tabla3.A3" office:value-type="string">
            <text:p text:style-name="P5">F16</text:p>
          </table:table-cell>
          <table:table-cell table:style-name="Tabla3.A3" office:value-type="string">
            <text:p text:style-name="P5">F17</text:p>
          </table:table-cell>
          <table:table-cell table:style-name="Tabla3.A3" office:value-type="string">
            <text:p text:style-name="P5">F18</text:p>
          </table:table-cell>
          <table:table-cell table:style-name="Tabla3.A3" office:value-type="string">
            <text:p text:style-name="P5">F19</text:p>
          </table:table-cell>
          <table:table-cell table:style-name="Tabla3.A3" office:value-type="string">
            <text:p text:style-name="P5">F20</text:p>
          </table:table-cell>
          <table:table-cell table:style-name="Tabla3.A3" office:value-type="string">
            <text:p text:style-name="P5">F21</text:p>
          </table:table-cell>
          <table:table-cell table:style-name="Tabla3.A3" office:value-type="string">
            <text:p text:style-name="P5">F22</text:p>
          </table:table-cell>
          <table:table-cell table:style-name="Tabla3.A3" office:value-type="string">
            <text:p text:style-name="P5">F23</text:p>
          </table:table-cell>
          <table:table-cell table:style-name="Tabla3.A3" office:value-type="string">
            <text:p text:style-name="P5">F24</text:p>
          </table:table-cell>
          <table:table-cell table:style-name="Tabla3.A3" office:value-type="string">
            <text:p text:style-name="P5">F25</text:p>
          </table:table-cell>
          <table:table-cell table:style-name="Tabla3.A3" office:value-type="string">
            <text:p text:style-name="P5">F26</text:p>
          </table:table-cell>
          <table:table-cell table:style-name="Tabla3.A3" office:value-type="string">
            <text:p text:style-name="P5">F27</text:p>
          </table:table-cell>
          <table:table-cell table:style-name="Tabla3.A3" office:value-type="string">
            <text:p text:style-name="P5">F28</text:p>
          </table:table-cell>
          <table:table-cell table:style-name="Tabla3.A3" office:value-type="string">
            <text:p text:style-name="P5">F29</text:p>
          </table:table-cell>
          <table:table-cell table:style-name="Tabla3.A3" office:value-type="string">
            <text:p text:style-name="P5">F30</text:p>
          </table:table-cell>
          <table:table-cell table:style-name="Tabla3.P3" office:value-type="string">
            <text:p text:style-name="P5">F31</text:p>
          </table:table-cell>
        </table:table-row>
        <table:table-row>
          <table:table-cell table:style-name="Tabla3.A3" office:value-type="string">
            <text:p text:style-name="P9">b22</text:p>
          </table:table-cell>
          <table:table-cell table:style-name="Tabla3.B4" office:value-type="string">
            <text:p text:style-name="P6">b11</text:p>
          </table:table-cell>
          <table:table-cell table:style-name="Tabla3.A3" office:value-type="string">
            <text:p text:style-name="P6">b12</text:p>
          </table:table-cell>
          <table:table-cell table:style-name="Tabla3.A3" office:value-type="string">
            <text:p text:style-name="P6">a12</text:p>
          </table:table-cell>
          <table:table-cell table:style-name="Tabla3.A3" office:value-type="string">
            <text:p text:style-name="P6">b13</text:p>
          </table:table-cell>
          <table:table-cell table:style-name="Tabla3.A3" office:value-type="string">
            <text:p text:style-name="P6">a13</text:p>
          </table:table-cell>
          <table:table-cell table:style-name="Tabla3.G4" office:value-type="string">
            <text:p text:style-name="P9">a23</text:p>
          </table:table-cell>
          <table:table-cell table:style-name="Tabla3.A3" office:value-type="string">
            <text:p text:style-name="P6">b21</text:p>
          </table:table-cell>
          <table:table-cell table:style-name="Tabla3.A3" office:value-type="string">
            <text:p text:style-name="P6">a31</text:p>
          </table:table-cell>
          <table:table-cell table:style-name="Tabla3.A3" office:value-type="string">
            <text:p text:style-name="P6">b31</text:p>
          </table:table-cell>
          <table:table-cell table:style-name="Tabla3.A3" office:value-type="string">
            <text:p text:style-name="P6">a22</text:p>
          </table:table-cell>
          <table:table-cell table:style-name="Tabla3.A3" office:value-type="string">
            <text:p text:style-name="P6">b23</text:p>
          </table:table-cell>
          <table:table-cell table:style-name="Tabla3.A3" office:value-type="string">
            <text:p text:style-name="P6">a32</text:p>
          </table:table-cell>
          <table:table-cell table:style-name="Tabla3.A3" office:value-type="string">
            <text:p text:style-name="P11">b32</text:p>
          </table:table-cell>
          <table:table-cell table:style-name="Tabla3.G4" office:value-type="string">
            <text:p text:style-name="P9">a33</text:p>
          </table:table-cell>
          <table:table-cell table:style-name="Tabla3.P4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Imelavo </meta:initial-creator>
    <meta:creation-date>2019-04-20T18:23:19.89</meta:creation-date>
    <dc:date>2019-04-22T13:30:08.71</dc:date>
    <dc:creator>John Imelavo </dc:creator>
    <meta:editing-duration>PT4H11M34S</meta:editing-duration>
    <meta:editing-cycles>76</meta:editing-cycles>
    <meta:generator>OpenOffice/4.1.2$Win32 OpenOffice.org_project/412m3$Build-9782</meta:generator>
    <meta:document-statistic meta:table-count="3" meta:image-count="0" meta:object-count="0" meta:page-count="1" meta:paragraph-count="77" meta:word-count="138" meta:character-count="571"/>
  </office:meta>
</office:document-meta>
</file>